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Heading_20_2">
      <style:text-properties fo:font-size="10pt" style:font-size-asian="10pt" style:font-size-complex="10pt"/>
    </style:style>
    <style:style style:name="P4" style:family="paragraph" style:parent-style-name="Heading_20_3">
      <style:text-properties fo:font-size="10pt" style:font-size-asian="10pt" style:font-size-complex="10pt"/>
    </style:style>
    <style:style style:name="P5" style:family="paragraph" style:parent-style-name="Text_20_body" style:list-style-name="L1">
      <style:paragraph-properties fo:margin-top="0in" fo:margin-bottom="0in" style:contextual-spacing="false"/>
      <style:text-properties fo:font-size="10pt" style:font-size-asian="10pt" style:font-size-complex="10pt"/>
    </style:style>
    <style:style style:name="P6" style:family="paragraph" style:parent-style-name="Text_20_body" style:list-style-name="L1">
      <style:text-properties fo:font-size="10pt" style:font-size-asian="10pt" style:font-size-complex="10pt"/>
    </style:style>
    <style:style style:name="P7" style:family="paragraph" style:parent-style-name="Text_20_body">
      <style:text-properties fo:font-size="10pt" officeooo:paragraph-rsid="001467a1" style:font-size-asian="10pt" style:font-size-complex="10pt"/>
    </style:style>
    <style:style style:name="P8" style:family="paragraph" style:parent-style-name="Text_20_body" style:list-style-name="L2">
      <style:paragraph-properties fo:margin-top="0in" fo:margin-bottom="0in" style:contextual-spacing="false"/>
      <style:text-properties fo:font-size="10pt" style:font-size-asian="10pt" style:font-size-complex="10pt"/>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text-properties fo:font-size="10pt" style:font-size-asian="10pt" style:font-size-complex="10pt"/>
    </style:style>
    <style:style style:name="P11" style:family="paragraph" style:parent-style-name="Text_20_body" style:list-style-name="L3">
      <style:text-properties fo:font-size="10pt" style:font-size-asian="10pt" style:font-size-complex="10pt"/>
    </style:style>
    <style:style style:name="P12" style:family="paragraph" style:parent-style-name="Text_20_body" style:list-style-name="L4">
      <style:paragraph-properties fo:margin-top="0in" fo:margin-bottom="0in" style:contextual-spacing="false"/>
      <style:text-properties fo:font-size="10pt" style:font-size-asian="10pt" style:font-size-complex="10pt"/>
    </style:style>
    <style:style style:name="P13" style:family="paragraph" style:parent-style-name="Text_20_body" style:list-style-name="L4">
      <style:text-properties fo:font-size="10pt" style:font-size-asian="10pt" style:font-size-complex="10pt"/>
    </style:style>
    <style:style style:name="P14" style:family="paragraph" style:parent-style-name="Heading_20_3">
      <style:paragraph-properties fo:margin-top="0in" fo:margin-bottom="0.0972in" style:contextual-spacing="false" fo:line-height="115%"/>
      <style:text-properties fo:font-size="10pt" style:font-size-asian="10pt" style:font-size-complex="10pt"/>
    </style:style>
    <style:style style:name="P15" style:family="paragraph" style:parent-style-name="Text_20_body" style:list-style-name="L5">
      <style:paragraph-properties fo:margin-top="0in" fo:margin-bottom="0in" style:contextual-spacing="false"/>
      <style:text-properties fo:font-size="10pt" style:font-size-asian="10pt" style:font-size-complex="10pt"/>
    </style:style>
    <style:style style:name="P16" style:family="paragraph" style:parent-style-name="Text_20_body" style:list-style-name="L5">
      <style:text-properties fo:font-size="10pt" style:font-size-asian="10pt" style:font-size-complex="10pt"/>
    </style:style>
    <style:style style:name="P17" style:family="paragraph" style:parent-style-name="Text_20_body" style:list-style-name="L6">
      <style:paragraph-properties fo:margin-top="0in" fo:margin-bottom="0in" style:contextual-spacing="false"/>
      <style:text-properties fo:font-size="10pt" style:font-size-asian="10pt" style:font-size-complex="10pt"/>
    </style:style>
    <style:style style:name="P18" style:family="paragraph" style:parent-style-name="Text_20_body" style:list-style-name="L6">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to VPC Architecture and Components</text:h>
      <text:p text:style-name="P2">Understanding the architecture and components of a Virtual Private Cloud (VPC) is fundamental to leveraging AWS for secure and scalable cloud deployments. </text:p>
      <text:h text:style-name="P3" text:outline-level="2">VPC Fundamentals</text:h>
      <text:p text:style-name="P2">A Virtual Private Cloud (VPC) is a logically isolated section of the AWS cloud where you can launch AWS resources in a virtual network that you define. You have complete control over your virtual networking environment, including selection of your own IP address ranges, creation of subnets, and configuration of route tables and network gateways.</text:p>
      <text:h text:style-name="P4" text:outline-level="3">Core Components of a VPC</text:h>
      <text:p text:style-name="P2"><text:span text:style-name="Strong_20_Emphasis">CIDR Block:</text:span> A Classless Inter-Domain Routing (CIDR) block is a range of IP addresses that you assign to your VPC. When creating a VPC, you must specify a primary CIDR block. You can also associate secondary CIDR blocks to your VPC. The allowed block size is between <text:span text:style-name="Source_20_Text">/16</text:span> (65,536 IP addresses) and <text:span text:style-name="Source_20_Text">/28</text:span> (16 IP addresses).</text:p>
      <text:list text:style-name="L1">
        <text:list-item>
          <text:p text:style-name="P5"><text:span text:style-name="Emphasis">Example:</text:span> <text:span text:style-name="Source_20_Text">10.0.0.0/16</text:span> provides a range of IP addresses from <text:span text:style-name="Source_20_Text">10.0.0.0</text:span> to <text:span text:style-name="Source_20_Text">10.0.255.255</text:span>. </text:p>
        </text:list-item>
        <text:list-item>
          <text:p text:style-name="P5"><text:span text:style-name="Emphasis">Example:</text:span> <text:span text:style-name="Source_20_Text">172.31.0.0/20</text:span> provides a range of IP addresses from <text:span text:style-name="Source_20_Text">172.31.0.0</text:span> to <text:span text:style-name="Source_20_Text">172.31.15.255</text:span>. </text:p>
        </text:list-item>
        <text:list-item>
          <text:p text:style-name="P6"><text:span text:style-name="Emphasis">Hypothetical Scenario:</text:span> A company anticipates needing approximately 4,000 IP addresses for its initial cloud deployment but expects future growth. They might choose a <text:span text:style-name="Source_20_Text">/20</text:span> CIDR block to accommodate this growth. </text:p>
        </text:list-item>
      </text:list>
      <text:p text:style-name="P7"><text:span text:style-name="Strong_20_Emphasis">Subnets:</text:span> A subnet is a range of IP addresses in your VPC that enables you to isolate different resources from each other. When creating a subnet, you specify the CIDR block for the subnet, which is a subset of the VPC CIDR block. Subnets reside within a single Availability Zone.</text:p>
      <text:list text:style-name="L2">
        <text:list-item>
          <text:p text:style-name="P8"><text:span text:style-name="Emphasis">Example:</text:span> If your VPC CIDR block is <text:span text:style-name="Source_20_Text">10.0.0.0/16</text:span>, you could create a subnet with CIDR block <text:span text:style-name="Source_20_Text">10.0.1.0/24</text:span> in Availability Zone <text:span text:style-name="Source_20_Text">us-east-1a</text:span>. </text:p>
        </text:list-item>
        <text:list-item>
          <text:p text:style-name="P8"><text:span text:style-name="Emphasis">Example:</text:span> Another subnet could be <text:span text:style-name="Source_20_Text">10.0.2.0/24</text:span> in Availability Zone <text:span text:style-name="Source_20_Text">us-east-1b</text:span>. </text:p>
        </text:list-item>
        <text:list-item>
          <text:p text:style-name="P9"><text:span text:style-name="Emphasis"><text:span text:style-name="T1">Hypothetical Scenario:</text:span></text:span><text:span text:style-name="T1"> An e-commerce company might create separate subnets for its web servers, application servers, and database servers to isolate them and improve security. </text:span></text:p>
        </text:list-item>
      </text:list>
      <text:p text:style-name="P2"><text:span text:style-name="Strong_20_Emphasis">Route Tables:</text:span> A route table contains a set of rules, called routes, that are used to determine where network traffic is directed. Each subnet must be associated with a route table, which controls the routing of traffic originating from that subnet.</text:p>
      <text:list text:style-name="L3">
        <text:list-item>
          <text:p text:style-name="P10"><text:span text:style-name="Emphasis">Example:</text:span> A route table might contain a route that directs all traffic destined for the internet ( <text:span text:style-name="Source_20_Text">0.0.0.0/0</text:span> ) to an Internet Gateway. </text:p>
        </text:list-item>
        <text:list-item>
          <text:p text:style-name="P10"><text:span text:style-name="Emphasis">Example:</text:span> Another route might direct traffic within the VPC CIDR block (e.g., <text:span text:style-name="Source_20_Text">10.0.0.0/16</text:span>) to the <text:span text:style-name="Source_20_Text">local</text:span> target, which allows communication between subnets within the VPC. </text:p>
        </text:list-item>
        <text:list-item>
          <text:p text:style-name="P11"><text:span text:style-name="Emphasis">Hypothetical Scenario:</text:span> A financial institution might create custom route tables to ensure that traffic between its sensitive data processing subnets is routed through a virtual appliance for inspection. </text:p>
        </text:list-item>
      </text:list>
      <text:p text:style-name="P2"><text:span text:style-name="Strong_20_Emphasis">Internet Gateway (IGW):</text:span> An Internet Gateway is a VPC component that allows communication between instances in your VPC and the internet. It serves two purposes: to provide a target in your VPC route tables for internet-routable traffic, and to perform network address translation (NAT) for instances that have been assigned public IPv4 addresses.</text:p>
      <text:list text:style-name="L4">
        <text:list-item>
          <text:p text:style-name="P12"><text:span text:style-name="Emphasis">Example:</text:span> Attaching an Internet Gateway to your VPC and adding a route to your route table that directs internet-bound traffic (<text:span text:style-name="Source_20_Text">0.0.0.0/0</text:span>) to the IGW enables instances in your public subnets to access the internet. </text:p>
        </text:list-item>
        <text:list-item>
          <text:p text:style-name="P12"><text:span text:style-name="Emphasis">Example:</text:span> The IGW allows instances with public IP addresses to receive inbound traffic from the internet. </text:p>
        </text:list-item>
        <text:list-item>
          <text:p text:style-name="P13"><text:span text:style-name="Emphasis">Hypothetical Scenario:</text:span> A media streaming company uses an Internet Gateway to allow users to access its streaming service from the public internet</text:p>
        </text:list-item>
      </text:list>
      <text:p text:style-name="P2"/>
      <text:p text:style-name="P2"/>
      <text:h text:style-name="P3" text:outline-level="2"><text:soft-page-break/>Networking Principles within a VPC</text:h>
      <text:p text:style-name="P2">Understanding how these components interact is crucial for designing effective VPC architectures.</text:p>
      <text:h text:style-name="P14" text:outline-level="3">Subnet Types: Public vs. Private</text:h>
      <text:list text:style-name="L5">
        <text:list-item>
          <text:p text:style-name="P15"><text:span text:style-name="Strong_20_Emphasis">Public Subnets:</text:span> Subnets that have a route to an Internet Gateway in their route table are considered public subnets. Instances launched in public subnets can be assigned public IP addresses and can communicate directly with the internet. </text:p>
        </text:list-item>
        <text:list-item>
          <text:p text:style-name="P16"><text:span text:style-name="Strong_20_Emphasis">Private Subnets:</text:span> Subnets that do not have a route to an Internet Gateway are considered private subnets. Instances launched in private subnets cannot be directly accessed from the internet. To enable internet access for instances in private subnets, you can use a NAT Gateway or NAT Instance.</text:p>
        </text:list-item>
      </text:list>
      <text:h text:style-name="P14" text:outline-level="3">Communication Between Subnets</text:h>
      <text:p text:style-name="P2">By default, all subnets within a VPC can communicate with each other. This is because the default route table for a VPC includes a <text:span text:style-name="Source_20_Text">local</text:span> route that allows traffic within the VPC CIDR block to be routed internally. You can control communication between subnets by modifying route tables and using Network ACLs.</text:p>
      <text:h text:style-name="P14" text:outline-level="3">Security Considerations</text:h>
      <text:p text:style-name="P2">VPCs provide a foundation for building secure cloud environments. You can enhance the security of your VPC by using Security Groups and Network ACLs to control inbound and outbound traffic at the instance and subnet levels, respectively.</text:p>
      <text:h text:style-name="P3" text:outline-level="2"><text:span text:style-name="Strong_20_Emphasis">Practical Examples and Demonstrations</text:span></text:h>
      <text:p text:style-name="P2">Let's consider a scenario where you are building a web application that consists of web servers, application servers, and a database.</text:p>
      <text:p text:style-name="P2"><text:span text:style-name="Strong_20_Emphasis">VPC Creation:</text:span> You create a VPC with a CIDR block of <text:span text:style-name="Source_20_Text">10.0.0.0/16</text:span>. </text:p>
      <text:list text:style-name="L6">
        <text:list-item>
          <text:p text:style-name="P17"><text:span text:style-name="Strong_20_Emphasis">Subnet Creation:</text:span> You create three subnets: </text:p>
          <text:list>
            <text:list-item>
              <text:p text:style-name="P17">A public subnet for the web servers with CIDR block <text:span text:style-name="Source_20_Text">10.0.1.0/24</text:span> in <text:span text:style-name="Source_20_Text">us-east-1a</text:span>. </text:p>
            </text:list-item>
            <text:list-item>
              <text:p text:style-name="P17">A private subnet for the application servers with CIDR block <text:span text:style-name="Source_20_Text">10.0.2.0/24</text:span> in <text:span text:style-name="Source_20_Text">us-east-1a</text:span>. </text:p>
            </text:list-item>
            <text:list-item>
              <text:p text:style-name="P17">A private subnet for the database servers with CIDR block <text:span text:style-name="Source_20_Text">10.0.3.0/24</text:span> in <text:span text:style-name="Source_20_Text">us-east-1a</text:span>. </text:p>
            </text:list-item>
          </text:list>
        </text:list-item>
        <text:list-item>
          <text:p text:style-name="P17"><text:span text:style-name="Strong_20_Emphasis">Internet Gateway:</text:span> You create an Internet Gateway and attach it to your VPC. </text:p>
        </text:list-item>
        <text:list-item>
          <text:p text:style-name="P17"><text:span text:style-name="Strong_20_Emphasis">Route Table Configuration:</text:span> </text:p>
          <text:list>
            <text:list-item>
              <text:p text:style-name="P17">You create a route table for the public subnet and add a route that directs all traffic destined for the internet (<text:span text:style-name="Source_20_Text">0.0.0.0/0</text:span>) to the Internet Gateway. </text:p>
            </text:list-item>
            <text:list-item>
              <text:p text:style-name="P17">You associate the public subnet with this route table. </text:p>
            </text:list-item>
            <text:list-item>
              <text:p text:style-name="P17">You create a route table for the private subnets and add a route that directs all traffic destined for the internet (<text:span text:style-name="Source_20_Text">0.0.0.0/0</text:span>) to a NAT Gateway. </text:p>
            </text:list-item>
            <text:list-item>
              <text:p text:style-name="P17">You associate both private subnets with this route table. </text:p>
            </text:list-item>
          </text:list>
        </text:list-item>
        <text:list-item>
          <text:p text:style-name="P18"><text:span text:style-name="Strong_20_Emphasis">Instance Launch:</text:span> You launch web servers in the public subnet, application servers in the application server subnet, and database servers in the database server subnet. </text:p>
        </text:list-item>
      </text:list>
      <text:p text:style-name="P2">In this scenario, the web servers can be accessed from the internet, the application servers can be accessed by the web servers, and the database servers can be accessed by the application servers. The private subnets use a NAT Gateway to access the internet for software updates and other outbound traffic, while remaining isolated from direct inbound connection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6T11:53:54.550272566</meta:creation-date>
    <dc:date>2025-05-26T11:59:40.492482634</dc:date>
    <meta:editing-duration>PT5M46S</meta:editing-duration>
    <meta:editing-cycles>1</meta:editing-cycles>
    <meta:document-statistic meta:table-count="0" meta:image-count="0" meta:object-count="0" meta:page-count="2" meta:paragraph-count="45" meta:word-count="1023" meta:character-count="6420" meta:non-whitespace-character-count="5442"/>
    <meta:generator>LibreOffice/25.2.3.2$Linux_X86_64 LibreOffice_project/520$Build-2</meta:generator>
  </office:meta>
</office:document-meta>
</file>